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MU Concrete" svg:font-family="'CMU Concrete'" style:font-pitch="variable"/>
    <style:font-face style:name="Unifont" svg:font-family="Unifont" style:font-pitch="variable"/>
    <style:font-face style:name="CMU Typewriter Text" svg:font-family="'CMU Typewriter Text'" style:font-family-generic="modern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text-properties style:font-name="CMU Sans Serif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style:font-name="CMU Concrete"/>
    </style:style>
    <style:style style:name="T1" style:family="text">
      <style:text-properties style:font-name="CMU Serif"/>
    </style:style>
    <style:style style:name="T2" style:family="text">
      <style:text-properties style:font-name="CMU Serif" fo:font-size="32pt" style:font-size-asian="32pt" style:font-size-complex="32pt"/>
    </style:style>
    <style:style style:name="T3" style:family="text">
      <style:text-properties style:font-name="CMU Serif" fo:font-size="32pt" fo:font-style="normal" style:font-size-asian="32pt" style:font-style-asian="normal" style:font-size-complex="32pt" style:font-style-complex="normal"/>
    </style:style>
    <style:style style:name="T4" style:family="text">
      <style:text-properties style:font-name="CMU Concrete"/>
    </style:style>
    <style:style style:name="T5" style:family="text">
      <style:text-properties fo:color="#808080" style:font-name="CMU Concret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 text:style-name="P1"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 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example + visuals</text:p>
              </text:list-item>
              <text:list-item>
                <text:p><text:span text:style-name="T2">¬</text:span><text:span text:style-name="T3">∧∨</text:span><text:span text:style-name="T2">Π = ⟨A, I, O, γ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o 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explanation</text:p>
                  </text:list-item>
                </text:list>
              </text:list-item>
              <text:list-item>
                <text:p>Discourse</text:p>
                <text:list>
                  <text:list-item>
                    <text:p>expla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*conclude*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5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Julie Porteous, Marc Cavazza, and Fred Charles. Applying planning to interactive storytelling: Narrative control using state constraints. </text:span><text:span text:style-name="T5">ACM Trans. Intell. Syst. Technol., 1(2):10:1–10:21, 2010.</text:span></text:p>
              </text:list-item>
              <text:list-item>
                <text:p text:style-name="P5"><text:span text:style-name="T4">M.O. Riedl and R.M. Young. An intent-driven planner for multi-agent story generation. </text:span><text:span text:style-name="T5">In Autonomous Agents and Multiagent Systems, 2004. AAMAS 2004. Proceedings of the Third International Joint Conference on, pages 186–193, July 2004.</text:span></text:p>
              </text:list-item>
              <text:list-item>
                <text:p text:style-name="P5"><text:span text:style-name="T4">S.B. Chatman. Story and Discourse: Narrative Structure in Fiction and Film. </text:span><text:span text:style-name="T5">Cornell Paperbacks. Cornell University Press, 1980.</text:span></text:p>
              </text:list-item>
              <text:list-item>
                <text:p text:style-name="P5"><text:span text:style-name="T4">D. Herman, M. Jahn, and M.L. Ryan. Routledge Encyclopedia of Narrative Theory. </text:span><text:span text:style-name="T5">Taylor &amp; Francis, 2010.</text:span></text:p>
              </text:list-item>
              <text:list-item>
                <text:p text:style-name="P5"><text:span text:style-name="T4">Patrik Haslum. Narrative planning: Compilations to classical planning. </text:span><text:span text:style-name="T5">Journal of Artificial Intelligence Research, 44:383–395, 2012.</text:span></text:p>
              </text:list-item>
              <text:list-item>
                <text:p text:style-name="P5"><text:span text:style-name="T4">Mark O. Riedl and R. Michael Young. Narrative planning: Balancing plot and character. </text:span><text:span text:style-name="T5">Journal of Artificial Intelligence Research, 39(1):217–268, September 2010.</text:span></text:p>
              </text:list-item>
              <text:list-item>
                <text:p text:style-name="P5"><text:span text:style-name="T4">Alfonso E. Gerevini, Patrik Haslum, Derek Long, Alessandro Saetti, and Yannis Dimopoulos. Deterministic planning in the fifth international planning competition: PDDL3 and experimental evaluation of the planners. </text:span><text:span text:style-name="T5">Artificial Intelligence, 173(5–6):619 – 668, 2009.</text:span></text:p>
              </text:list-item>
              <text:list-item>
                <text:p text:style-name="P5"><text:span text:style-name="T4">Stephen Ware, R. Young, Christian Stith, and Phillip Wright. Interactive narrative planning in the best laid plans. </text:span><text:span text:style-name="T5">AAAI Conference on Artificial Intelligence, 2015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MU Concrete" svg:font-family="'CMU Concrete'" style:font-pitch="variable"/>
    <style:font-face style:name="Unifont" svg:font-family="Unifont" style:font-pitch="variable"/>
    <style:font-face style:name="CMU Typewriter Text" svg:font-family="'CMU Typewriter Text'" style:font-family-generic="modern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style:font-name="CMU Concret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Seminar: Advanced Topics in <text:span text:style-name="MT1">AI</text:span> Planning <text:s/>| <text:s/>SS 2015 <text:s/>| <text:s/>Tarek Saier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page-number>&lt;number&gt;</text:page-number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06T13:16:08.530484453</dc:date>
    <meta:editing-duration>PT32M5S</meta:editing-duration>
    <meta:editing-cycles>7</meta:editing-cycles>
    <meta:generator>LibreOffice/4.2.8.2$Linux_X86_64 LibreOffice_project/420m0$Build-2</meta:generator>
    <meta:document-statistic meta:object-count="61"/>
  </office:meta>
</office:document-meta>
</file>